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8.501cm" table:align="left"/>
    </style:style>
    <style:style style:name="Таблица1.A" style:family="table-column">
      <style:table-column-properties style:column-width="2.946cm"/>
    </style:style>
    <style:style style:name="Таблица1.B" style:family="table-column">
      <style:table-column-properties style:column-width="1.094cm"/>
    </style:style>
    <style:style style:name="Таблица1.C" style:family="table-column">
      <style:table-column-properties style:column-width="2.702cm"/>
    </style:style>
    <style:style style:name="Таблица1.D" style:family="table-column">
      <style:table-column-properties style:column-width="0.9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2a4167"/>
    </style:style>
    <style:style style:name="P2" style:family="paragraph" style:parent-style-name="Table_20_Contents">
      <style:text-properties officeooo:paragraph-rsid="00467178"/>
    </style:style>
    <style:style style:name="P3" style:family="paragraph" style:parent-style-name="Table_20_Contents">
      <style:text-properties officeooo:paragraph-rsid="0049ae81"/>
    </style:style>
    <style:style style:name="P4" style:family="paragraph" style:parent-style-name="Table_20_Contents">
      <style:text-properties officeooo:paragraph-rsid="004b6ea4"/>
    </style:style>
    <style:style style:name="P5" style:family="paragraph" style:parent-style-name="Table_20_Contents">
      <style:text-properties officeooo:paragraph-rsid="004dd9fb"/>
    </style:style>
    <style:style style:name="P6" style:family="paragraph" style:parent-style-name="Table_20_Contents">
      <style:text-properties officeooo:paragraph-rsid="0052ec4e"/>
    </style:style>
    <style:style style:name="P7" style:family="paragraph" style:parent-style-name="Table_20_Heading">
      <style:paragraph-properties fo:text-align="start" style:justify-single-word="false"/>
      <style:text-properties officeooo:paragraph-rsid="001b02fa"/>
    </style:style>
    <style:style style:name="P8" style:family="paragraph" style:parent-style-name="Table_20_Heading">
      <style:paragraph-properties fo:text-align="start" style:justify-single-word="false"/>
      <style:text-properties officeooo:paragraph-rsid="005c5d32"/>
    </style:style>
    <style:style style:name="P9" style:family="paragraph" style:parent-style-name="Table_20_Heading">
      <style:paragraph-properties fo:text-align="center" style:justify-single-word="false"/>
      <style:text-properties officeooo:paragraph-rsid="005f6829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bd2d"/>
    </style:style>
    <style:style style:name="T2" style:family="text">
      <style:text-properties officeooo:rsid="001a4125"/>
    </style:style>
    <style:style style:name="T3" style:family="text">
      <style:text-properties officeooo:rsid="002aed0d"/>
    </style:style>
    <style:style style:name="T4" style:family="text">
      <style:text-properties officeooo:rsid="00467178"/>
    </style:style>
    <style:style style:name="T5" style:family="text">
      <style:text-properties officeooo:rsid="0049ae81"/>
    </style:style>
    <style:style style:name="T6" style:family="text">
      <style:text-properties officeooo:rsid="004b6ea4"/>
    </style:style>
    <style:style style:name="T7" style:family="text">
      <style:text-properties officeooo:rsid="004c5f7d"/>
    </style:style>
    <style:style style:name="T8" style:family="text">
      <style:text-properties officeooo:rsid="0052ec4e"/>
    </style:style>
    <style:style style:name="T9" style:family="text">
      <style:text-properties officeooo:rsid="00563c8e"/>
    </style:style>
    <style:style style:name="T10" style:family="text">
      <style:text-properties officeooo:rsid="0056cb72"/>
    </style:style>
    <style:style style:name="T11" style:family="text">
      <style:text-properties officeooo:rsid="005c5d32"/>
    </style:style>
    <style:style style:name="T12" style:family="text">
      <style:text-properties officeooo:rsid="005f6829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87752032" text:id="ct87752032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xml:id="ct90874224" text:id="ct90874224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xml:id="ct88430944" text:id="ct88430944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xml:id="ct79782224" text:id="ct79782224">
          <text:insertion>
            <office:change-info>
              <dc:creator>alex </dc:creator>
              <dc:date>2014-02-26T12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Лист назначений пациента.</text:p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3" office:value-type="string">
                <text:p text:style-name="P7"><text:change-start text:change-id="ct87752032"/><text:span text:style-name="T2">getData('name', group)</text:span><text:change-end text:change-id="ct87752032"/><office:annotation><dc:creator>alex </dc:creator><dc:date>2014-02-26T11:24:12</dc:date><text:p text:style-name="P10"><text:span text:style-name="T13">do section for group in data['groups']</text:span></text:p></office:annotation></text:p>
              </table:table-cell>
              <table:covered-table-cell/>
              <table:covered-table-cell/>
              <table:table-cell table:style-name="Таблица1.A1" office:value-type="string">
                <text:p text:style-name="P9"><text:span text:style-name="T12">12</text:span></text:p>
              </table:table-cell>
              <table:table-cell table:style-name="Таблица1.A1" office:value-type="string">
                <text:p text:style-name="P9"><text:span text:style-name="T12">13</text:span></text:p>
              </table:table-cell>
              <table:table-cell table:style-name="Таблица1.A1" office:value-type="string">
                <text:p text:style-name="P9"><text:span text:style-name="T12">14</text:span></text:p>
              </table:table-cell>
              <table:table-cell table:style-name="Таблица1.A1" office:value-type="string">
                <text:p text:style-name="P9"><text:span text:style-name="T12">15</text:span></text:p>
              </table:table-cell>
              <table:table-cell table:style-name="Таблица1.A1" office:value-type="string">
                <text:p text:style-name="P9"><text:span text:style-name="T12">16</text:span></text:p>
              </table:table-cell>
              <table:table-cell table:style-name="Таблица1.A1" office:value-type="string">
                <text:p text:style-name="P9"><text:span text:style-name="T12">17</text:span></text:p>
              </table:table-cell>
              <table:table-cell table:style-name="Таблица1.A1" office:value-type="string">
                <text:p text:style-name="P9"><text:span text:style-name="T12">18</text:span></text:p>
              </table:table-cell>
              <table:table-cell table:style-name="Таблица1.A1" office:value-type="string">
                <text:p text:style-name="P9"><text:span text:style-name="T12">19</text:span></text:p>
              </table:table-cell>
              <table:table-cell table:style-name="Таблица1.A1" office:value-type="string">
                <text:p text:style-name="P9"><text:span text:style-name="T12">20</text:span></text:p>
              </table:table-cell>
              <table:table-cell table:style-name="Таблица1.A1" office:value-type="string">
                <text:p text:style-name="P9"><text:span text:style-name="T12">21</text:span></text:p>
              </table:table-cell>
              <table:table-cell table:style-name="Таблица1.A1" office:value-type="string">
                <text:p text:style-name="P9"><text:span text:style-name="T12">22</text:span></text:p>
              </table:table-cell>
              <table:table-cell table:style-name="Таблица1.A1" office:value-type="string">
                <text:p text:style-name="P9"><text:span text:style-name="T12">23</text:span></text:p>
              </table:table-cell>
              <table:table-cell table:style-name="Таблица1.A1" office:value-type="string">
                <text:p text:style-name="P9"><text:span text:style-name="T12">24</text:span></text:p>
              </table:table-cell>
              <table:table-cell table:style-name="Таблица1.A1" office:value-type="string">
                <text:p text:style-name="P9"><text:span text:style-name="T12">1</text:span></text:p>
              </table:table-cell>
              <table:table-cell table:style-name="Таблица1.A1" office:value-type="string">
                <text:p text:style-name="P9"><text:span text:style-name="T12">2</text:span></text:p>
              </table:table-cell>
              <table:table-cell table:style-name="Таблица1.A1" office:value-type="string">
                <text:p text:style-name="P9"><text:span text:style-name="T12">3</text:span></text:p>
              </table:table-cell>
              <table:table-cell table:style-name="Таблица1.A1" office:value-type="string">
                <text:p text:style-name="P9"><text:span text:style-name="T12">4</text:span></text:p>
              </table:table-cell>
              <table:table-cell table:style-name="Таблица1.A1" office:value-type="string">
                <text:p text:style-name="P9"><text:span text:style-name="T12">5</text:span></text:p>
              </table:table-cell>
              <table:table-cell table:style-name="Таблица1.A1" office:value-type="string">
                <text:p text:style-name="P9"><text:span text:style-name="T12">6</text:span></text:p>
              </table:table-cell>
              <table:table-cell table:style-name="Таблица1.A1" office:value-type="string">
                <text:p text:style-name="P9"><text:span text:style-name="T12">7</text:span></text:p>
              </table:table-cell>
              <table:table-cell table:style-name="Таблица1.A1" office:value-type="string">
                <text:p text:style-name="P9"><text:span text:style-name="T12">8</text:span></text:p>
              </table:table-cell>
              <table:table-cell table:style-name="Таблица1.A1" office:value-type="string">
                <text:p text:style-name="P9"><text:span text:style-name="T12">9</text:span></text:p>
              </table:table-cell>
              <table:table-cell table:style-name="Таблица1.A1" office:value-type="string">
                <text:p text:style-name="P9"><text:span text:style-name="T12">10</text:span></text:p>
              </table:table-cell>
              <table:table-cell table:style-name="Таблица1.a1" office:value-type="string">
                <text:p text:style-name="P9"><text:span text:style-name="T12">11</text:span></text:p>
              </table:table-cell>
            </table:table-row>
          </table:table-header-rows>
          <table:table-row>
            <table:table-cell table:style-name="Таблица1.A2" office:value-type="string">
              <text:p text:style-name="P3"><text:span text:style-name="T5"><office:annotation><dc:creator>alex </dc:creator><dc:date>2014-02-26T13:05:30</dc:date><text:p text:style-name="P10"><text:span text:style-name="T13">do row for prescription in group['prescriptions']</text:span></text:p></office:annotation></text:span><text:span text:style-name="T7"> </text:span><text:span text:style-name="T10"><office:annotation><dc:creator>alex </dc:creator><dc:date>2014-02-26T13:28:07</dc:date><text:p text:style-name="P10"><text:span text:style-name="T13">do text for drug in prescription['drugs']</text:span></text:p></office:annotation></text:span><text:change-start text:change-id="ct90874224"/><text:span text:style-name="T10">getData('name', drug)</text:span><text:change-end text:change-id="ct90874224"/></text:p>
            </table:table-cell>
            <table:table-cell table:style-name="Таблица1.A2" office:value-type="string">
              <text:p text:style-name="P4"><text:change-start text:change-id="ct88430944"/><text:span text:style-name="T6">getData('moa',prescription)</text:span><text:change-end text:change-id="ct88430944"/></text:p>
            </table:table-cell>
            <table:table-cell table:style-name="Таблица1.A2" office:value-type="string">
              <text:p text:style-name="P2"><text:change-start text:change-id="ct79782224"/><text:span text:style-name="T4">getData('note', prescription)</text:span><text:change-end text:change-id="ct79782224"/></text:p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P1"><text:span text:style-name="T3"/></text:p>
            </table:table-cell>
            <table:table-cell table:style-name="Таблица1.A2" office:value-type="string">
              <text:p text:style-name="P5"><text:span text:style-name="T9"/></text:p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P6"><text:span text:style-name="T8"/></text:p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</table:table-row>
        </table:table>
        <text:p text:style-name="Standard"/>
      </text:section>
      <text:p text:style-name="Standard"/>
      <text:p text:style-name="Standard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9:21</meta:creation-date>
    <dc:date>2014-02-26T14:16:40</dc:date>
    <meta:editing-duration>PT3H59M19S</meta:editing-duration>
    <meta:editing-cycles>91</meta:editing-cycles>
    <meta:generator>LibreOffice/3.6$Linux_X86_64 LibreOffice_project/360m1$Build-2</meta:generator>
    <dc:creator>alex </dc:creator>
    <meta:document-statistic meta:table-count="1" meta:image-count="0" meta:object-count="0" meta:page-count="1" meta:paragraph-count="29" meta:word-count="37" meta:character-count="167" meta:non-whitespace-character-count="161"/>
    <meta:user-defined meta:name="anonimus"/>
  </office:meta>
</office:document-meta>
</file>